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fo:min-height="3.256cm"/>
    </style:style>
    <style:style style:name="pr5" style:family="presentation" style:parent-style-name="harmaa2-outline1">
      <style:graphic-properties fo:min-height="13.609cm"/>
    </style:style>
    <style:style style:name="pr6" style:family="presentation" style:parent-style-name="harmaa2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family="FreeSans" style:font-family-generic="swiss" style:font-pitch="variable"/>
    </style:style>
    <style:style style:name="T2" style:family="text">
      <style:text-properties fo:font-family="FreeSans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<text:span text:style-name="T1">Test Driven Development</text:span>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">TDD is:</text:span></text:p>
                <text:list>
                  <text:list-item>
                    <text:p><text:span text:style-name="T1">Code to ensure your ”real” code performs as expected</text:span></text:p>
                  </text:list-item>
                  <text:list-item>
                    <text:p><text:span text:style-name="T1">Iterative</text:span></text:p>
                  </text:list-item>
                  <text:list-item>
                    <text:p><text:span text:style-name="T1">Defines the problem</text:span></text:p>
                  </text:list-item>
                  <text:list-item>
                    <text:p><text:span text:style-name="T1">Measurable</text:span></text:p>
                  </text:list-item>
                </text:list>
              </text:list-item>
              <text:list-item>
                <text:p><text:span text:style-name="T1">Don't be afraid to fail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>
            <draw:text-box>
              <text:p text:style-name="P3">Iterative in the TDD cycle</text:p>
              <text:p text:style-name="P3"/>
              <text:p text:style-name="P3">Measurable: Good for business reporting, Also good for tracking your own project velocity</text:p>
              <text:p text:style-name="P3"/>
              <text:p text:style-name="P3">Don't be afraid to fail (tests)</text:p>
            </draw:text-box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pan text:style-name="T1">TDD Cycle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Write a Test</text:span></text:p>
              </text:list-item>
              <text:list-item>
                <text:p><text:span text:style-name="T1">Run the test, ensure failure</text:span></text:p>
              </text:list-item>
              <text:list-item>
                <text:p><text:span text:style-name="T1">Write </text:span><text:span text:style-name="T2">only</text:span><text:span text:style-name="T1"> the code needed to pass the test</text:span></text:p>
              </text:list-item>
              <text:list-item>
                <text:p><text:span text:style-name="T1">Run all the tests</text:span></text:p>
              </text:list-item>
              <text:list-item>
                <text:p><text:span text:style-name="T1">Write more code, run more tests until success</text:span></text:p>
              </text:list-item>
              <text:list-item>
                <text:p><text:span text:style-name="T1">Refactor</text:span></text:p>
              </text:list-item>
              <text:list-item>
                <text:p><text:span text:style-name="T1">Write another te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pan text:style-name="T1">Tips for TDD Success</text:span></text:p>
          </draw:text-box>
        </draw:frame>
        <draw:frame presentation:style-name="pr5" draw:layer="layout" svg:width="25.199cm" svg:height="13.923cm" svg:x="1.4cm" svg:y="4.914cm" presentation:class="outline" presentation:user-transformed="true">
          <draw:text-box>
            <text:list text:style-name="L2">
              <text:list-item>
                <text:p><text:span text:style-name="T1">Continuous Integration</text:span></text:p>
                <text:list>
                  <text:list-item>
                    <text:p><text:span text:style-name="T1">Watchr, CruiseControl.rb</text:span></text:p>
                  </text:list-item>
                </text:list>
              </text:list-item>
              <text:list-item>
                <text:p><text:span text:style-name="T1">Commit to testing</text:span></text:p>
                <text:list>
                  <text:list-item>
                    <text:p><text:span text:style-name="T1">Dependency Injection</text:span></text:p>
                  </text:list-item>
                  <text:list-item>
                    <text:p><text:span text:style-name="T1">Mocking</text:span></text:p>
                  </text:list-item>
                </text:list>
              </text:list-item>
              <text:list-item>
                <text:p><text:span text:style-name="T1">Fixture Replacements</text:span></text:p>
                <text:list>
                  <text:list-item>
                    <text:p><text:span text:style-name="T1">Factory_Girl</text:span></text:p>
                  </text:list-item>
                  <text:list-item>
                    <text:p><text:span text:style-name="T1">Machinis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>
            <draw:text-box>
              <text:p>Dependency Injection:</text:p>
              <text:p><text:tab/>Not as much an issue with ruby, through duck-typing. Still can be considered though, 'programming to a concept' instead of a fixed implementation.</text:p>
              <text:p/>
              <text:p/>
            </draw:text-box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pan text:style-name="T1">Benefits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1">No 3am phone calls!</text:span></text:p>
              </text:list-item>
              <text:list-item>
                <text:p><text:span text:style-name="T1">More confidence in your code</text:span></text:p>
              </text:list-item>
              <text:list-item>
                <text:p><text:span text:style-name="T1">Better API</text:span></text:p>
                <text:list>
                  <text:list-item>
                    <text:p><text:span text:style-name="T1">Eating your own dog food</text:span></text:p>
                  </text:list-item>
                </text:list>
              </text:list-item>
              <text:list-item>
                <text:p><text:span text:style-name="T1">More time up front, less time overall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1-09T09:46:01</meta:creation-date>
    <dc:language>fi-FI</dc:language>
    <meta:editing-cycles>11</meta:editing-cycles>
    <meta:editing-duration>PT49H11M43S</meta:editing-duration>
    <dc:date>2010-01-14T07:56:01</dc:date>
    <meta:document-statistic meta:object-count="40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Grey.otp"/>
  </office:meta>
</office:document-meta>
</file>